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officeooo:rsid="0009b1c2" officeooo:paragraph-rsid="0009b1c2"/>
    </style:style>
    <style:style style:name="P2" style:family="paragraph" style:parent-style-name="Standard">
      <style:text-properties style:font-name="Liberation Sans" officeooo:rsid="0009b1c2" officeooo:paragraph-rsid="000b04d1"/>
    </style:style>
    <style:style style:name="P3" style:family="paragraph" style:parent-style-name="Standard">
      <style:text-properties style:font-name="Liberation Sans" officeooo:rsid="000b04d1" officeooo:paragraph-rsid="000b04d1"/>
    </style:style>
    <style:style style:name="P4" style:family="paragraph" style:parent-style-name="Standard">
      <style:text-properties style:font-name="Liberation Sans" officeooo:rsid="000d0311" officeooo:paragraph-rsid="000d0311"/>
    </style:style>
    <style:style style:name="P5" style:family="paragraph" style:parent-style-name="Standard">
      <style:text-properties style:font-name="Liberation Sans" officeooo:rsid="000d0311" officeooo:paragraph-rsid="00117639"/>
    </style:style>
    <style:style style:name="P6" style:family="paragraph" style:parent-style-name="Standard">
      <style:text-properties style:font-name="Liberation Sans" officeooo:rsid="0010333a" officeooo:paragraph-rsid="0010333a"/>
    </style:style>
    <style:style style:name="P7" style:family="paragraph" style:parent-style-name="Standard" style:list-style-name="L1">
      <style:text-properties style:font-name="Liberation Sans" officeooo:rsid="0010333a" officeooo:paragraph-rsid="0010333a"/>
    </style:style>
    <style:style style:name="P8" style:family="paragraph" style:parent-style-name="Standard">
      <style:text-properties style:font-name="Liberation Sans" officeooo:rsid="00132e75" officeooo:paragraph-rsid="00132e75"/>
    </style:style>
    <style:style style:name="T1" style:family="text">
      <style:text-properties officeooo:rsid="000b04d1"/>
    </style:style>
    <style:style style:name="T2" style:family="text">
      <style:text-properties fo:language="de" fo:country="DE"/>
    </style:style>
    <style:style style:name="T3" style:family="text">
      <style:text-properties officeooo:rsid="000d0311"/>
    </style:style>
    <style:style style:name="T4" style:family="text">
      <style:text-properties officeooo:rsid="000e0502"/>
    </style:style>
    <style:style style:name="T5" style:family="text">
      <style:text-properties style:text-underline-style="solid" style:text-underline-width="auto" style:text-underline-color="font-color" officeooo:rsid="000e0502"/>
    </style:style>
    <style:style style:name="T6" style:family="text">
      <style:text-properties style:text-underline-style="solid" style:text-underline-width="auto" style:text-underline-color="font-color" fo:font-weight="bold" officeooo:rsid="000e050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ks sind nicht mehr in einer LinkedList, weil diese einfaches Einfügen von mehreren Elementen <text:span text:style-name="T1">sowie einfaches Iterieren </text:span>nicht erlauben. <text:span text:style-name="T2">Ursprünglich war eine</text:span> LinkedList angedacht, da sie <text:span text:style-name="T1">zwar</text:span> für Zugriffe <text:span text:style-name="T1">auf die Mitte der Liste wesentlich langsamer ist aber für das Entfernen und Hinzufügen von Elementen am Anfang und Ende der Liste in konstanter Zeit erfolgt, weil sie nicht auf einer Array sondern auf durch Pointer verkettete Listenelementen basiert.</text:span></text:p>
      <text:p text:style-name="P3"/>
      <text:p text:style-name="P1">Das Format der Kartendatei blieb etwa beim im Pflichtenheft beschriebenen Format. Die Statuswerte in der einzelnen Disziplinen wurden jedoch nicht in ein gesondertes “stat”-Objekt gepackt sondern sind nun auf einer Ebene mit den anderen Eigenschaften um das Laden der Datei durch Model-Binding zu vereinfachen.</text:p>
      <text:p text:style-name="P1"/>
      <text:p text:style-name="P1">Die Benutzeroberfläche des Spiels entspricht im groben der Planungsskizze, die meisten Änderungen gemacht, weil GTK# keine einfache Möglichkeit bietet um Bilder im Hintergrund von anderen Elementen anzuzeigen.</text:p>
      <text:p text:style-name="P1"/>
      <text:p text:style-name="P3">Der Spielablauf läuft im groben nach dem im Programmablaufplan beschriebenen Schema ab. Da der Programmablaufplan jedoch keine Besonderheiten wegen CPU-Spielern etc. vorsieht weicht er dennoch stellenweise stärker vom Resultat ab.</text:p>
      <text:p text:style-name="P3"/>
      <text:p text:style-name="P3">Die Zeit- und Ressourcenplanung wurde nur mäßig eingehalten. Wir haben keine Zeiträume sondern nur eine grobe Reihenfolge angegeben, da Tim auf der Arbeit wegen eines Projekts fast keine Zeit hatte und <text:span text:style-name="T3">unsere Freizeit schwer einschätzbar war. Der großteil des Programms wurde aufgrund der vorher genannten Dinge, sowie dadurch dass</text:span> André Gesundheitliche Probleme hatte und sogar eine Woche krank geschrieben werden musste, <text:span text:style-name="T3">erst gegen Ende des Zeitraums geschrieben die Aufteilung der Aufgaben ist auch nicht ganz wie ursprünglich geplant abgelaufen</text:span>.</text:p>
      <text:p text:style-name="P3"/>
      <text:p text:style-name="P5">Auch war ursprünglich Windows Forms angedacht jedoch mussten wir <text:span text:style-name="T4">das, da Tim auf Mac OSX arbeitet lassen. Stattdessen haben wir Mono mit GTK# verwendet welches wesentlich schwerer zu handhaben ist und vor allem auf Windows Probleme hat ans laufen zu kommen. </text:span></text:p>
      <text:p text:style-name="P5"/>
      <text:p text:style-name="P5"><text:span text:style-name="T5">Das heißt die </text:span><text:span text:style-name="T6">Mono-Runtime</text:span><text:span text:style-name="T5"> sowie vielleicht auch </text:span><text:span text:style-name="T6">GTK#</text:span><text:span text:style-name="T5"> sind nun Vorrausetzungen zum für das Projekt</text:span><text:span text:style-name="T4">. Aufgrund eines uns selbst durch die Macht von Google nicht lösbaren Fehlers läuft das Programm nicht auf Andrés Laptop auf seinem Heimcomputer läuft es jedoch problemlos. André weigert sich fortan mit Mac-Programmierern zusammen zu arbeiten.</text:span></text:p>
      <text:p text:style-name="P4"/>
      <text:p text:style-name="P6">Sie haben eine laufende Version des Programms gesehen und wir hoffen falls Sie das Programm bei Ihnen nicht läuft, dass sie uns glauben das es funktioniert. Bekannte Fehler sind:</text:p>
      <text:list xml:id="list3859916795" text:style-name="L1">
        <text:list-item>
          <text:p text:style-name="P7">Falsche JSON-Dateien können zum Absturz führen</text:p>
        </text:list-item>
        <text:list-item>
          <text:p text:style-name="P7">Die Deckgrößenauswahl stimmt nur für eine Gesamtanzahl von 32 Karten</text:p>
        </text:list-item>
        <text:list-item>
          <text:p text:style-name="P7">Zu wenige Karten im Deck können zusammen mit der Deckgrößenauswahl zum Absturz führen</text:p>
        </text:list-item>
      </text:list>
      <text:p text:style-name="P6"/>
      <text:p text:style-name="P8">Alles in allem sieht André die im Pflichtenheft gesetzten Ziele als nur mäßig erfüllt an. Sollte das Programm nicht ausführbar sein auch wenn der Code funktional ist entschuldigt er sich vielm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8:00:48.031000000</meta:creation-date>
    <dc:date>2018-06-14T20:28:52.487000000</dc:date>
    <meta:editing-duration>PT9M38S</meta:editing-duration>
    <meta:editing-cycles>1</meta:editing-cycles>
    <meta:document-statistic meta:table-count="0" meta:image-count="0" meta:object-count="0" meta:page-count="1" meta:paragraph-count="12" meta:word-count="431" meta:character-count="2929" meta:non-whitespace-character-count="2512"/>
    <meta:generator>LibreOffice/5.3.1.2$Windows_X86_64 LibreOffice_project/e80a0e0fd1875e1696614d24c32df0f95f03deb2</meta:generator>
  </office:meta>
</office:document-meta>
</file>